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 svg:font-family="'Lohit Hindi'" style:font-family-generic="roman"/>
    <style:font-face style:name="OpenSymbol" svg:font-family="OpenSymbol, 'Arial Unicode MS'" style:font-family-generic="roman"/>
    <style:font-face style:name="WenQuanYi Micro Hei" svg:font-family="'WenQuanYi Micro Hei'" style:font-family-generic="roman"/>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erif" officeooo:rsid="001f2a3b" officeooo:paragraph-rsid="001f2a3b"/>
    </style:style>
    <style:style style:name="P2" style:family="paragraph" style:parent-style-name="Standard">
      <style:paragraph-properties fo:text-align="justify" style:justify-single-word="false"/>
      <style:text-properties style:font-name="DejaVu Serif" officeooo:paragraph-rsid="003283b6"/>
    </style:style>
    <style:style style:name="P3" style:family="paragraph" style:parent-style-name="Standard">
      <style:paragraph-properties fo:text-align="justify" style:justify-single-word="false"/>
      <style:text-properties style:font-name="DejaVu Serif" officeooo:rsid="00210413" officeooo:paragraph-rsid="002c7452"/>
    </style:style>
    <style:style style:name="P4" style:family="paragraph" style:parent-style-name="Standard">
      <style:paragraph-properties fo:text-align="justify" style:justify-single-word="false"/>
      <style:text-properties style:font-name="DejaVu Serif" officeooo:rsid="0030a63f" officeooo:paragraph-rsid="003283b6"/>
    </style:style>
    <style:style style:name="P5" style:family="paragraph" style:parent-style-name="Standard">
      <style:paragraph-properties fo:text-align="justify" style:justify-single-word="false"/>
      <style:text-properties style:font-name="DejaVu Serif" fo:font-weight="bold" officeooo:rsid="00224bd9" officeooo:paragraph-rsid="00224bd9" style:font-weight-asian="bold" style:font-weight-complex="bold"/>
    </style:style>
    <style:style style:name="P6" style:family="paragraph" style:parent-style-name="Standard" style:list-style-name="L1">
      <style:paragraph-properties fo:text-align="justify" style:justify-single-word="false"/>
      <style:text-properties style:font-name="DejaVu Serif" officeooo:paragraph-rsid="002c7452"/>
    </style:style>
    <style:style style:name="P7" style:family="paragraph" style:parent-style-name="Standard" style:list-style-name="L1">
      <style:paragraph-properties fo:text-align="justify" style:justify-single-word="false"/>
      <style:text-properties style:font-name="DejaVu Serif" officeooo:rsid="00210413" officeooo:paragraph-rsid="002128c0"/>
    </style:style>
    <style:style style:name="P8" style:family="paragraph" style:parent-style-name="Standard">
      <style:paragraph-properties fo:text-align="justify" style:justify-single-word="false"/>
      <style:text-properties style:font-name="DejaVu Serif" fo:language="fr" fo:country="FR" fo:font-weight="bold" officeooo:rsid="002c7452" officeooo:paragraph-rsid="002c7452"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10413" style:font-weight-asian="normal" style:font-weight-complex="normal"/>
    </style:style>
    <style:style style:name="T4" style:family="text">
      <style:text-properties officeooo:rsid="00210413"/>
    </style:style>
    <style:style style:name="T5" style:family="text">
      <style:text-properties fo:language="fr" fo:country="FR"/>
    </style:style>
    <style:style style:name="T6" style:family="text">
      <style:text-properties fo:language="fr" fo:country="FR" officeooo:rsid="002c6d18"/>
    </style:style>
    <style:style style:name="T7" style:family="text">
      <style:text-properties fo:color="#010000" fo:font-weight="bold" officeooo:rsid="00210413" style:font-weight-asian="bold"/>
    </style:style>
    <style:style style:name="T8" style:family="text">
      <style:text-properties fo:color="#010000" officeooo:rsid="00210413"/>
    </style:style>
    <style:style style:name="T9" style:family="text">
      <style:text-properties fo:color="#010000" fo:font-weight="normal" officeooo:rsid="00210413" style:font-weight-asian="normal" style:font-weight-complex="normal"/>
    </style:style>
    <style:style style:name="T10" style:family="text">
      <style:text-properties fo:color="#010000" fo:font-weight="normal" officeooo:rsid="003283b6" style:font-weight-asian="normal" style:font-weight-complex="normal"/>
    </style:style>
    <style:style style:name="T11" style:family="text">
      <style:text-properties fo:color="#010000" officeooo:rsid="002fbb9b"/>
    </style:style>
    <style:style style:name="T12" style:family="text">
      <style:text-properties fo:color="#010000" officeooo:rsid="00316bed"/>
    </style:style>
    <style:style style:name="T13" style:family="text">
      <style:text-properties fo:color="#010000" officeooo:rsid="003283b6"/>
    </style:style>
    <style:style style:name="T14" style:family="text">
      <style:text-properties fo:color="#010000" officeooo:rsid="0030a63f"/>
    </style:style>
    <style:style style:name="T15" style:family="text">
      <style:text-properties fo:color="#010000" officeooo:rsid="00329842"/>
    </style:style>
    <style:style style:name="T16" style:family="text">
      <style:text-properties fo:color="#010000" officeooo:rsid="00346a89"/>
    </style:style>
    <style:style style:name="T17" style:family="text">
      <style:text-properties fo:color="#010000" officeooo:rsid="0037e524"/>
    </style:style>
    <style:style style:name="T18" style:family="text">
      <style:text-properties officeooo:rsid="0036d3b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urquoi mes professeurs proposent mon sujet de thèse <text:span text:style-name="T1">“Modélisation, Simulation multi-niveau pour l'optimisation de politiques de vaccination”</text:span><text:span text:style-name="T2">. Parce que </text:span><text:span text:style-name="T3">nous voulons résoudre des difficultés existant dans le monde.</text:span><text:span text:style-name="T1"> </text:span></text:p>
      <text:p text:style-name="P5">Difficultés</text:p>
      <text:list xml:id="list1110373248505300015" text:style-name="L1">
        <text:list-item>
          <text:p text:style-name="P7">La première difficulté sur le contexte d' épidémiologie : Comme nous savons que les événements récents en matière d'épidémiologie: <text:s/>grippe aviaire, grippe porcine, <text:span text:style-name="T18">et rougeole</text:span>, de catastrophe naturelle (tremblement de terre, tsunamis, <text:span text:style-name="T18">i</text:span>nondations, etc) révèlent d’importants risques environnementaux. La propagation rapide d<text:span text:style-name="T18">es maladies infectieuses </text:span>illustre combien il est important de pouvoir anticiper les phénomènes épidémiologiques pour mieux les gérer lorsqu’ils surviennent. Dans ce contexte, il est nécessaire d'avoir un outil qui nous permet de comprendre l’émergence de ces phénomènes et leur propagation sur un territoire, afin de mieux gérer les situations de crise. </text:p>
        </text:list-item>
        <text:list-item>
          <text:p text:style-name="P6"><text:span text:style-name="T4">La première difficulté sur le politique de vaccination currante : La politique la plus ancienne (débuts dans les années cinquante pour les pays riches) et encore aujourd'hui la plus utilisée est la politique dite "de masse" qui consiste à vacciner le maximum d'enfants avant un certain âge. C'est une politique qui porte ses fruits dans la mesure où elle a conduit à une nette diminution de l'incidence dans de nombreux pays. Toutefois, c'est une politique tout à fait inefficace (parce que l'on ne peut pas vacciner tout le monde avant un certain âge, il existe encore des personnes mortes par des maladies infectieuses), extrêmement coûteuse et strictement impossible à mettre en œuvre dans nombres de pays pauvres, notamment en Afrique (parceque tous les vaccins ne sont pas gratuites). Voilà, la politique de vaccination currant rencontre les difficultés à la fois financières et logistiques. De plus, quand des gouverneurs décident de mettre en oeuvre un programme de vaccination pour leurs pays. Il est évident que c'est le seul programme est déployé et on ne peut pas valider l'effet de la politique </text:span><text:bookmark text:name="result_box"/><text:span text:style-name="T5">à l'exception d</text:span><text:span text:style-name="T6">'attente.</text:span></text:p>
        </text:list-item>
      </text:list>
      <text:p text:style-name="P8">Solution :</text:p>
      <text:p text:style-name="P2"><text:span text:style-name="T4">Alors, dans ma thèse, un défi, il faut proposer </text:span><text:span text:style-name="T8">un </text:span><text:span text:style-name="T9">algorithme</text:span><text:span text:style-name="T8"> pour l'optimisation des </text:span><text:span text:style-name="T9">politiques</text:span><text:span text:style-name="T8"> de vaccinations </text:span><text:span text:style-name="T17">moins chère et plus efficace. Tout </text:span><text:span text:style-name="T13"><text:s/>d'abord, on utilise des modèles épidémiologiques pour faire des simulations <text:s/></text:span><text:span text:style-name="T9">stochastiques et spatiales. </text:span><text:span text:style-name="T10">Après</text:span><text:span text:style-name="T14">, on propose des politiques de vaccination alternatives efficaces, donc basées sur des critères d'optimisation. Une des politiques proposées est la politique dite "par pulsation" qui consiste à vacciner à intervalles de temps réguliers une certaine proportion de la population. La durée entre deux évènements de vaccination ainsi que la couverture vaccinale au cours de chaque évènement sont choisies de telle sorte à ce qu'elles maintiennent la proportion de susceptibles dans la population en-dessous du seuil critique nécessaire au démarrage d'une épidémie.</text:span><text:span text:style-name="T12"> Ensuite, </text:span><text:span text:style-name="T13">on u</text:span><text:span text:style-name="T12">tilise un algorithme d'apprentissage par renforcement qui nous dirait, pour une structure de population donnée, où et quand il faut vacciner afin de diminuer au maximum l'incidence globale ou augmenter au maximum la probabilité d'éradication globale. </text:span></text:p>
      <text:p text:style-name="P4"><text:span text:style-name="T13">E</text:span><text:span text:style-name="T15">n fin</text:span><text:span text:style-name="T8">, on </text:span><text:span text:style-name="T15">attend </text:span><text:span text:style-name="T16">que cette thèse peut arriver à </text:span><text:span text:style-name="T8">un </text:span><text:span text:style-name="T9">outil</text:span><text:span text:style-name="T8"> informatique d'aide à la décision des politiques de vaccination utilisable par les professionnels de santé disponible sous la forme d'un </text:span><text:span text:style-name="T9">package R</text:span><text:span text:style-name="T7"> </text:span><text:span text:style-name="T8">(Interface R/C++).</text:span></text:p>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 svg:font-family="'Lohit Hindi'" style:font-family-generic="roman"/>
    <style:font-face style:name="OpenSymbol" svg:font-family="OpenSymbol, 'Arial Unicode MS'" style:font-family-generic="roman"/>
    <style:font-face style:name="WenQuanYi Micro Hei" svg:font-family="'WenQuanYi Micro Hei'" style:font-family-generic="roman"/>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Lohit Hindi" fo:font-family="'Lohit Hind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in" fo:margin-bottom="0.1575in" style:contextual-spacing="false"/>
      <style:text-properties fo:color="#000000" style:text-outline="false" style:text-line-through-style="none" style:text-line-through-typ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in" fo:margin-bottom="0.1181in" style:contextual-spacing="false"/>
      <style:text-properties fo:color="#000000" style:text-outline="false" style:text-line-through-style="none" style:text-line-through-typ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in" fo:margin-bottom="0.0783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0661in" fo:margin-right="0in" fo:margin-top="0.0756in" fo:margin-bottom="0in" style:contextual-spacing="false" fo:text-align="start" style:justify-single-word="false" fo:orphans="2" fo:widows="2" fo:text-indent="-0.0661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9999" style:text-outline="false" style:text-line-through-style="none" style:text-line-through-type="none" style:font-name="WenQuanYi Micro Hei" fo:font-family="'WenQuanYi Micro Hei'" style:font-family-generic="roman" fo:font-size="124pt" fo:font-style="normal" fo:text-shadow="none" style:text-underline-style="none" fo:font-weight="normal" style:letter-kerning="true" style:font-name-asian="DejaVu Sans" style:font-family-asian="'DejaVu Sans'" style:font-family-generic-asian="system" style:font-pitch-asian="variable" style:font-size-asian="1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1429in" fo:margin-right="0in" fo:margin-top="0.0709in" fo:margin-bottom="0in" style:contextual-spacing="false" fo:text-align="start" style:justify-single-word="false" fo:text-indent="-0.0547in" style:auto-text-indent="false">
        <style:tab-stops>
          <style:tab-stop style:position="0in"/>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9999" style:text-outline="false" style:text-line-through-style="none" style:text-line-through-type="none" style:font-name="WenQuanYi Micro Hei" fo:font-family="'WenQuanYi Micro Hei'" style:font-family-generic="roman" fo:font-size="116pt" fo:font-style="normal" fo:text-shadow="none" style:text-underline-style="none" fo:font-weight="normal" style:letter-kerning="true" style:font-size-asian="11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2201in" fo:margin-right="0in" fo:margin-top="0.0654in" fo:margin-bottom="0in" style:contextual-spacing="false" fo:text-align="start" style:justify-single-word="false" fo:text-indent="-0.0437in" style:auto-text-indent="false">
        <style:tab-stops>
          <style:tab-stop style:position="0in"/>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color="#009999" style:text-outline="false" style:text-line-through-style="none" style:text-line-through-type="none" style:font-name="WenQuanYi Micro Hei" fo:font-family="'WenQuanYi Micro Hei'" style:font-family-generic="roman" fo:font-size="107pt" fo:font-style="normal" fo:text-shadow="none" style:text-underline-style="none" fo:font-weight="normal" style:letter-kerning="true" style:font-size-asian="107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3083in" fo:margin-right="0in" fo:margin-top="0.0543in" fo:margin-bottom="0in" style:contextual-spacing="false" fo:text-align="start" style:justify-single-word="false" fo:text-indent="-0.0437in" style:auto-text-indent="false">
        <style:tab-stops>
          <style:tab-stop style:position="0in"/>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color="#009999" style:text-outline="false" style:text-line-through-style="none" style:text-line-through-type="none" style:font-name="WenQuanYi Micro Hei" fo:font-family="'WenQuanYi Micro Hei'" style:font-family-generic="roman" fo:font-size="89pt" fo:font-style="normal" fo:text-shadow="none" style:text-underline-style="none" fo:font-weight="normal" style:letter-kerning="true" style:font-size-asian="89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3965in" fo:margin-right="0in" fo:margin-top="0.0543in" fo:margin-bottom="0in" style:contextual-spacing="false" fo:text-align="start" style:justify-single-word="false" fo:text-indent="-0.0437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9999" style:text-outline="false" style:text-line-through-style="none" style:text-line-through-type="none" style:font-name="WenQuanYi Micro Hei" fo:font-family="'WenQuanYi Micro Hei'" style:font-family-generic="roman" fo:font-size="89pt" fo:font-style="normal" fo:text-shadow="none" style:text-underline-style="none" fo:font-weight="normal" style:letter-kerning="true" style:font-size-asian="89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3965in" fo:margin-right="0in" fo:margin-top="0.0543in" fo:margin-bottom="0in" style:contextual-spacing="false" fo:text-align="start" style:justify-single-word="false" fo:text-indent="-0.0437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9999" style:text-outline="false" style:text-line-through-style="none" style:text-line-through-type="none" style:font-name="WenQuanYi Micro Hei" fo:font-family="'WenQuanYi Micro Hei'" style:font-family-generic="roman" fo:font-size="89pt" fo:font-style="normal" fo:text-shadow="none" style:text-underline-style="none" fo:font-weight="normal" style:letter-kerning="true" style:font-size-asian="89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3965in" fo:margin-right="0in" fo:margin-top="0.0543in" fo:margin-bottom="0in" style:contextual-spacing="false" fo:text-align="start" style:justify-single-word="false" fo:text-indent="-0.0437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9999" style:text-outline="false" style:text-line-through-style="none" style:text-line-through-type="none" style:font-name="WenQuanYi Micro Hei" fo:font-family="'WenQuanYi Micro Hei'" style:font-family-generic="roman" fo:font-size="89pt" fo:font-style="normal" fo:text-shadow="none" style:text-underline-style="none" fo:font-weight="normal" style:letter-kerning="true" style:font-size-asian="89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3965in" fo:margin-right="0in" fo:margin-top="0.0543in" fo:margin-bottom="0in" style:contextual-spacing="false" fo:text-align="start" style:justify-single-word="false" fo:text-indent="-0.0437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9999" style:text-outline="false" style:text-line-through-style="none" style:text-line-through-type="none" style:font-name="WenQuanYi Micro Hei" fo:font-family="'WenQuanYi Micro Hei'" style:font-family-generic="roman" fo:font-size="89pt" fo:font-style="normal" fo:text-shadow="none" style:text-underline-style="none" fo:font-weight="normal" style:letter-kerning="true" style:font-size-asian="89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3965in" fo:margin-right="0in" fo:margin-top="0.0543in" fo:margin-bottom="0in" style:contextual-spacing="false" fo:text-align="start" style:justify-single-word="false" fo:text-indent="-0.0437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9999" style:text-outline="false" style:text-line-through-style="none" style:text-line-through-type="none" style:font-name="WenQuanYi Micro Hei" fo:font-family="'WenQuanYi Micro Hei'" style:font-family-generic="roman" fo:font-size="89pt" fo:font-style="normal" fo:text-shadow="none" style:text-underline-style="none" fo:font-weight="normal" style:letter-kerning="true" style:font-size-asian="89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336699" style:text-outline="false" style:text-line-through-style="none" style:text-line-through-type="none" style:font-name="WenQuanYi Micro Hei" fo:font-family="'WenQuanYi Micro Hei'" style:font-family-generic="roman" fo:font-size="213pt" fo:font-style="normal" fo:text-shadow="none" style:text-underline-style="none" fo:font-weight="bold" style:letter-kerning="true" style:font-name-asian="DejaVu Sans" style:font-family-asian="'DejaVu Sans'" style:font-family-generic-asian="system" style:font-pitch-asian="variable" style:font-size-asian="213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4307in" fo:margin-bottom="0in" style:contextual-spacing="false" fo:text-align="center"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9999" style:text-outline="false" style:text-line-through-style="none" style:text-line-through-type="none" style:font-name="WenQuanYi Micro Hei" fo:font-family="'WenQuanYi Micro Hei'" style:font-family-generic="roman" fo:font-size="124pt" fo:font-style="normal" fo:text-shadow="none" style:text-underline-style="none" fo:font-weight="normal" style:letter-kerning="true" style:font-name-asian="DejaVu Sans" style:font-family-asian="'DejaVu Sans'" style:font-family-generic-asian="system" style:font-pitch-asian="variable" style:font-size-asian="1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Lohit Hindi" fo:font-family="'Lohit Hindi'" style:font-family-generic="roman"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left="0in" fo:margin-right="0in" fo:margin-top="0in" fo:margin-bottom="0.1965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1575in" style:contextual-spacing="false" fo:text-indent="0in" style:auto-text-indent="false"/>
      <style:text-properties fo:color="#000000" style:text-outline="false" style:text-line-through-style="none" style:text-line-through-typ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1181in" style:contextual-spacing="false" fo:text-indent="0in" style:auto-text-indent="false"/>
      <style:text-properties fo:color="#000000" style:text-outline="false" style:text-line-through-style="none" style:text-line-through-typ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783in" style:contextual-spacing="false" fo:text-indent="0in"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Hindi" fo:font-family="'Lohit Hindi'" style:font-family-generic="roman"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10:27:48.022834901</meta:creation-date>
    <dc:date>2015-04-13T17:39:28.886892715</dc:date>
    <meta:editing-duration>PT2H51M4S</meta:editing-duration>
    <meta:editing-cycles>29</meta:editing-cycles>
    <meta:generator>LibreOffice/4.2.7.2$Linux_X86_64 LibreOffice_project/420m0$Build-2</meta:generator>
    <meta:document-statistic meta:table-count="0" meta:image-count="0" meta:object-count="0" meta:page-count="2" meta:paragraph-count="7" meta:word-count="501" meta:character-count="3355" meta:non-whitespace-character-count="2857"/>
  </office:meta>
</office:document-meta>
</file>